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1.17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8772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1.3799in"/>
    </style:style>
    <style:style style:name="co7" style:family="table-column">
      <style:table-column-properties fo:break-before="auto" style:column-width="1.1783in"/>
    </style:style>
    <style:style style:name="co8" style:family="table-column">
      <style:table-column-properties fo:break-before="auto" style:column-width="1.4272in"/>
    </style:style>
    <style:style style:name="co9" style:family="table-column">
      <style:table-column-properties fo:break-before="auto" style:column-width="1.1547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85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hreshold: 10 dB below main</text:p>
          </table:table-cell>
          <table:table-cell table:number-columns-repeated="2"/>
          <table:table-cell table:style-name="ce1" office:value-type="string" calcext:value-type="string">
            <text:p>Beam 1</text:p>
          </table:table-cell>
          <table:table-cell table:number-columns-repeated="2"/>
          <table:table-cell table:style-name="ce1" office:value-type="string" calcext:value-type="string">
            <text:p>Beam 2</text:p>
          </table:table-cell>
          <table:table-cell table:number-columns-repeated="2"/>
          <table:table-cell table:style-name="ce1" office:value-type="string" calcext:value-type="string">
            <text:p>Beam 3</text:p>
          </table:table-cell>
          <table:table-cell table:number-columns-repeated="2"/>
          <table:table-cell table:style-name="ce1" office:value-type="string" calcext:value-type="string">
            <text:p>Beam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antennas</text:p>
          </table:table-cell>
          <table:table-cell office:value-type="string" calcext:value-type="string">
            <text:p>Frequency [GHz]</text:p>
          </table:table-cell>
          <table:table-cell office:value-type="string" calcext:value-type="string">
            <text:p>Phase Shift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  <table:table-cell office:value-type="string" calcext:value-type="string">
            <text:p>Beam Angle (rad)</text:p>
          </table:table-cell>
          <table:table-cell office:value-type="string" calcext:value-type="string">
            <text:p>Beam power (dB rel.)</text:p>
          </table:table-cell>
          <table:table-cell office:value-type="string" calcext:value-type="string">
            <text:p>Theoretical Beam Angle (ra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]*0.08)*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3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]*0.08)*[.C4]" office:value-type="float" office:value="0.049735961726387" calcext:value-type="float">
            <text:p>0.0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4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5]*0.08)*[.C5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5]+0.1" office:value-type="float" office:value="0.3" calcext:value-type="float">
            <text:p>0.3</text:p>
          </table:table-cell>
          <table:table-cell office:value-type="float" office:value="0.148352986419518" calcext:value-type="float">
            <text:p>0.148352986419518</text:p>
          </table:table-cell>
          <table:table-cell office:value-type="float" office:value="-0.915033829783679" calcext:value-type="float">
            <text:p>-0.915033829783679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6]*0.08)*[.C6]" office:value-type="float" office:value="0.149207885179161" calcext:value-type="float">
            <text:p>0.149207885179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6]+0.1" office:value-type="float" office:value="0.4" calcext:value-type="float">
            <text:p>0.4</text:p>
          </table:table-cell>
          <table:table-cell office:value-type="float" office:value="0.200712863979348" calcext:value-type="float">
            <text:p>0.200712863979348</text:p>
          </table:table-cell>
          <table:table-cell office:value-type="float" office:value="-0.885124050694168" calcext:value-type="float">
            <text:p>-0.885124050694168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7]*0.08)*[.C7]" office:value-type="float" office:value="0.198943846905548" calcext:value-type="float">
            <text:p>0.198943846905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7]+0.1" office:value-type="float" office:value="0.5" calcext:value-type="float">
            <text:p>0.5</text:p>
          </table:table-cell>
          <table:table-cell office:value-type="float" office:value="0.250163859452521" calcext:value-type="float">
            <text:p>0.250163859452521</text:p>
          </table:table-cell>
          <table:table-cell office:value-type="float" office:value="-0.897824341184909" calcext:value-type="float">
            <text:p>-0.897824341184909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8]*0.08)*[.C8]" office:value-type="float" office:value="0.248679808631935" calcext:value-type="float">
            <text:p>0.24867980863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8]+0.1" office:value-type="float" office:value="0.6" calcext:value-type="float">
            <text:p>0.6</text:p>
          </table:table-cell>
          <table:table-cell office:value-type="float" office:value="0.305432619099008" calcext:value-type="float">
            <text:p>0.305432619099008</text:p>
          </table:table-cell>
          <table:table-cell office:value-type="float" office:value="-0.895845662870271" calcext:value-type="float">
            <text:p>-0.895845662870271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9]*0.08)*[.C9]" office:value-type="float" office:value="0.298415770358322" calcext:value-type="float">
            <text:p>0.298415770358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9]+0.1" office:value-type="float" office:value="0.7" calcext:value-type="float">
            <text:p>0.7</text:p>
          </table:table-cell>
          <table:table-cell office:value-type="float" office:value="0.35488361457218" calcext:value-type="float">
            <text:p>0.35488361457218</text:p>
          </table:table-cell>
          <table:table-cell office:value-type="float" office:value="-0.9274704211199" calcext:value-type="float">
            <text:p>-0.9274704211199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0]*0.08)*[.C10]" office:value-type="float" office:value="0.348151732084709" calcext:value-type="float">
            <text:p>0.348151732084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0]+0.1" office:value-type="float" office:value="0.8" calcext:value-type="float">
            <text:p>0.8</text:p>
          </table:table-cell>
          <table:table-cell office:value-type="float" office:value="0.410152374218667" calcext:value-type="float">
            <text:p>0.410152374218667</text:p>
          </table:table-cell>
          <table:table-cell office:value-type="float" office:value="-0.959081418521461" calcext:value-type="float">
            <text:p>-0.959081418521461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1]*0.08)*[.C11]" office:value-type="float" office:value="0.397887693811096" calcext:value-type="float">
            <text:p>0.3978876938110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1]+0.1" office:value-type="float" office:value="0.9" calcext:value-type="float">
            <text:p>0.9</text:p>
          </table:table-cell>
          <table:table-cell office:value-type="float" office:value="0.465421133865154" calcext:value-type="float">
            <text:p>0.465421133865154</text:p>
          </table:table-cell>
          <table:table-cell office:value-type="float" office:value="-1.018839247116" calcext:value-type="float">
            <text:p>-1.018839247116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2]*0.08)*[.C12]" office:value-type="float" office:value="0.447623655537483" calcext:value-type="float">
            <text:p>0.447623655537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2]+0.1" office:value-type="float" office:value="1" calcext:value-type="float">
            <text:p>1</text:p>
          </table:table-cell>
          <table:table-cell office:value-type="float" office:value="0.523598775598299" calcext:value-type="float">
            <text:p>0.523598775598299</text:p>
          </table:table-cell>
          <table:table-cell office:value-type="float" office:value="-1.08526902275144" calcext:value-type="float">
            <text:p>-1.08526902275144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3]*0.08)*[.C13]" office:value-type="float" office:value="0.49735961726387" calcext:value-type="float">
            <text:p>0.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3]+0.1" office:value-type="float" office:value="1.1" calcext:value-type="float">
            <text:p>1.1</text:p>
          </table:table-cell>
          <table:table-cell office:value-type="float" office:value="0.581776417331443" calcext:value-type="float">
            <text:p>0.581776417331443</text:p>
          </table:table-cell>
          <table:table-cell office:value-type="float" office:value="-1.1649804947988" calcext:value-type="float">
            <text:p>-1.1649804947988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4]*0.08)*[.C14]" office:value-type="float" office:value="0.547095578990257" calcext:value-type="float">
            <text:p>0.5470955789902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4]+0.1" office:value-type="float" office:value="1.2" calcext:value-type="float">
            <text:p>1.2</text:p>
          </table:table-cell>
          <table:table-cell office:value-type="float" office:value="0.642862941151245" calcext:value-type="float">
            <text:p>0.642862941151245</text:p>
          </table:table-cell>
          <table:table-cell office:value-type="float" office:value="-1.25935133599659" calcext:value-type="float">
            <text:p>-1.25935133599659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5]*0.08)*[.C15]" office:value-type="float" office:value="0.596831540716644" calcext:value-type="float">
            <text:p>0.5968315407166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5]+0.1" office:value-type="float" office:value="1.3" calcext:value-type="float">
            <text:p>1.3</text:p>
          </table:table-cell>
          <table:table-cell office:value-type="float" office:value="0.709767229144361" calcext:value-type="float">
            <text:p>0.709767229144361</text:p>
          </table:table-cell>
          <table:table-cell office:value-type="float" office:value="-1.3673199762657" calcext:value-type="float">
            <text:p>-1.3673199762657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6]*0.08)*[.C16]" office:value-type="float" office:value="0.646567502443031" calcext:value-type="float">
            <text:p>0.6465675024430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6]+0.1" office:value-type="float" office:value="1.4" calcext:value-type="float">
            <text:p>1.4</text:p>
          </table:table-cell>
          <table:table-cell office:value-type="float" office:value="0.779580399224134" calcext:value-type="float">
            <text:p>0.779580399224134</text:p>
          </table:table-cell>
          <table:table-cell office:value-type="float" office:value="-1.52059716845729" calcext:value-type="float">
            <text:p>-1.52059716845729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17]*0.08)*[.C17]" office:value-type="float" office:value="0.696303464169418" calcext:value-type="float">
            <text:p>0.696303464169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7]+0.1" office:value-type="float" office:value="1.5" calcext:value-type="float">
            <text:p>1.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8]+0.1" office:value-type="float" office:value="1.6" calcext:value-type="float">
            <text:p>1.6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19]+0.1" office:value-type="float" office:value="1.7" calcext:value-type="float">
            <text:p>1.7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0]+0.1" office:value-type="float" office:value="1.8" calcext:value-type="float">
            <text:p>1.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1]+0.1" office:value-type="float" office:value="1.9" calcext:value-type="float">
            <text:p>1.9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[.C22]+0.1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4]*0.08)*[.C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4]+0.1" office:value-type="float" office:value="0.1" calcext:value-type="float">
            <text:p>0.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5]*0.08)*[.C25]" office:value-type="float" office:value="0.0165786539087957" calcext:value-type="float">
            <text:p>0.0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5]+0.1" office:value-type="float" office:value="0.2" calcext:value-type="float">
            <text:p>0.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6]*0.08)*[.C26]" office:value-type="float" office:value="0.0331573078175913" calcext:value-type="float">
            <text:p>0.0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6]+0.1" office:value-type="float" office:value="0.3" calcext:value-type="float">
            <text:p>0.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7]*0.08)*[.C27]" office:value-type="float" office:value="0.049735961726387" calcext:value-type="float">
            <text:p>0.04973596172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7]+0.1" office:value-type="float" office:value="0.4" calcext:value-type="float">
            <text:p>0.4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8]*0.08)*[.C28]" office:value-type="float" office:value="0.0663146156351826" calcext:value-type="float">
            <text:p>0.0663146156351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8]+0.1" office:value-type="float" office:value="0.5" calcext:value-type="float">
            <text:p>0.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29]*0.08)*[.C29]" office:value-type="float" office:value="0.0828932695439783" calcext:value-type="float">
            <text:p>0.0828932695439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29]+0.1" office:value-type="float" office:value="0.6" calcext:value-type="float">
            <text:p>0.6</text:p>
          </table:table-cell>
          <table:table-cell office:value-type="float" office:value="0.0989019909463453" calcext:value-type="float">
            <text:p>0.0989019909463453</text:p>
          </table:table-cell>
          <table:table-cell office:value-type="float" office:value="-0.338243601247765" calcext:value-type="float">
            <text:p>-0.338243601247765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0]*0.08)*[.C30]" office:value-type="float" office:value="0.0994719234527739" calcext:value-type="float">
            <text:p>0.099471923452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0]+0.1" office:value-type="float" office:value="0.7" calcext:value-type="float">
            <text:p>0.7</text:p>
          </table:table-cell>
          <table:table-cell office:value-type="float" office:value="0.116355283466289" calcext:value-type="float">
            <text:p>0.116355283466289</text:p>
          </table:table-cell>
          <table:table-cell office:value-type="float" office:value="-0.267508521704051" calcext:value-type="float">
            <text:p>-0.267508521704051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1]*0.08)*[.C31]" office:value-type="float" office:value="0.11605057736157" calcext:value-type="float">
            <text:p>0.11605057736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1]+0.1" office:value-type="float" office:value="0.8" calcext:value-type="float">
            <text:p>0.8</text:p>
          </table:table-cell>
          <table:table-cell office:value-type="float" office:value="0.133808575986232" calcext:value-type="float">
            <text:p>0.133808575986232</text:p>
          </table:table-cell>
          <table:table-cell office:value-type="float" office:value="-0.278139888947624" calcext:value-type="float">
            <text:p>-0.278139888947624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2]*0.08)*[.C32]" office:value-type="float" office:value="0.132629231270365" calcext:value-type="float">
            <text:p>0.1326292312703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2]+0.1" office:value-type="float" office:value="0.9" calcext:value-type="float">
            <text:p>0.9</text:p>
          </table:table-cell>
          <table:table-cell office:value-type="float" office:value="0.145444104332861" calcext:value-type="float">
            <text:p>0.145444104332861</text:p>
          </table:table-cell>
          <table:table-cell office:value-type="float" office:value="-0.269381008246737" calcext:value-type="float">
            <text:p>-0.269381008246737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3]*0.08)*[.C33]" office:value-type="float" office:value="0.149207885179161" calcext:value-type="float">
            <text:p>0.149207885179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3]+0.1" office:value-type="float" office:value="1" calcext:value-type="float">
            <text:p>1</text:p>
          </table:table-cell>
          <table:table-cell office:value-type="float" office:value="0.162897396852804" calcext:value-type="float">
            <text:p>0.162897396852804</text:p>
          </table:table-cell>
          <table:table-cell office:value-type="float" office:value="-0.32638518970487" calcext:value-type="float">
            <text:p>-0.32638518970487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4]*0.08)*[.C34]" office:value-type="float" office:value="0.165786539087957" calcext:value-type="float">
            <text:p>0.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4]+0.1" office:value-type="float" office:value="1.1" calcext:value-type="float">
            <text:p>1.1</text:p>
          </table:table-cell>
          <table:table-cell office:value-type="float" office:value="0.165806278939461" calcext:value-type="float">
            <text:p>0.165806278939461</text:p>
          </table:table-cell>
          <table:table-cell office:value-type="float" office:value="-0.339799768520035" calcext:value-type="float">
            <text:p>-0.339799768520035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5]*0.08)*[.C35]" office:value-type="float" office:value="0.182365192996752" calcext:value-type="float">
            <text:p>0.182365192996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5]+0.1" office:value-type="float" office:value="1.2" calcext:value-type="float">
            <text:p>1.2</text:p>
          </table:table-cell>
          <table:table-cell office:value-type="float" office:value="0.183259571459405" calcext:value-type="float">
            <text:p>0.183259571459405</text:p>
          </table:table-cell>
          <table:table-cell office:value-type="float" office:value="-0.408942203423552" calcext:value-type="float">
            <text:p>-0.408942203423552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office:value-type="float" office:value="-0.983202145290139" calcext:value-type="float">
            <text:p>-0.983202145290139</text:p>
          </table:table-cell>
          <table:table-cell office:value-type="float" office:value="-9.88397564592702" calcext:value-type="float">
            <text:p>-9.88397564592702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6]*0.08)*[.C36]" office:value-type="float" office:value="0.198943846905548" calcext:value-type="float">
            <text:p>0.198943846905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6]+0.1" office:value-type="float" office:value="1.3" calcext:value-type="float">
            <text:p>1.3</text:p>
          </table:table-cell>
          <table:table-cell office:value-type="float" office:value="0.197803981892691" calcext:value-type="float">
            <text:p>0.197803981892691</text:p>
          </table:table-cell>
          <table:table-cell office:value-type="float" office:value="-0.452924195345663" calcext:value-type="float">
            <text:p>-0.452924195345663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office:value-type="float" office:value="-0.957022206510224" calcext:value-type="float">
            <text:p>-0.957022206510224</text:p>
          </table:table-cell>
          <table:table-cell office:value-type="float" office:value="-9.08598791298798" calcext:value-type="float">
            <text:p>-9.08598791298798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7]*0.08)*[.C37]" office:value-type="float" office:value="0.215522500814343" calcext:value-type="float">
            <text:p>0.2155225008143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7]+0.1" office:value-type="float" office:value="1.4" calcext:value-type="float">
            <text:p>1.4</text:p>
          </table:table-cell>
          <table:table-cell office:value-type="float" office:value="0.215257274412634" calcext:value-type="float">
            <text:p>0.215257274412634</text:p>
          </table:table-cell>
          <table:table-cell office:value-type="float" office:value="-0.535556077060488" calcext:value-type="float">
            <text:p>-0.535556077060488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office:value-type="float" office:value="-0.927933385643652" calcext:value-type="float">
            <text:p>-0.927933385643652</text:p>
          </table:table-cell>
          <table:table-cell office:value-type="float" office:value="-8.39786706523089" calcext:value-type="float">
            <text:p>-8.39786706523089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8]*0.08)*[.C38]" office:value-type="float" office:value="0.232101154723139" calcext:value-type="float">
            <text:p>0.232101154723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8]+0.1" office:value-type="float" office:value="1.5" calcext:value-type="float">
            <text:p>1.5</text:p>
          </table:table-cell>
          <table:table-cell office:value-type="float" office:value="0.250163859452521" calcext:value-type="float">
            <text:p>0.250163859452521</text:p>
          </table:table-cell>
          <table:table-cell office:value-type="float" office:value="-0.591208984910284" calcext:value-type="float">
            <text:p>-0.591208984910284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office:value-type="float" office:value="-0.904662328950394" calcext:value-type="float">
            <text:p>-0.904662328950394</text:p>
          </table:table-cell>
          <table:table-cell office:value-type="float" office:value="-7.77157359811704" calcext:value-type="float">
            <text:p>-7.77157359811704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39]*0.08)*[.C39]" office:value-type="float" office:value="0.248679808631935" calcext:value-type="float">
            <text:p>0.24867980863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39]+0.1" office:value-type="float" office:value="1.6" calcext:value-type="float">
            <text:p>1.6</text:p>
          </table:table-cell>
          <table:table-cell office:value-type="float" office:value="0.267617151972464" calcext:value-type="float">
            <text:p>0.267617151972464</text:p>
          </table:table-cell>
          <table:table-cell office:value-type="float" office:value="-0.681474852316827" calcext:value-type="float">
            <text:p>-0.681474852316827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office:value-type="float" office:value="-0.878482390170479" calcext:value-type="float">
            <text:p>-0.878482390170479</text:p>
          </table:table-cell>
          <table:table-cell office:value-type="float" office:value="-7.24189985463762" calcext:value-type="float">
            <text:p>-7.24189985463762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0]*0.08)*[.C40]" office:value-type="float" office:value="0.26525846254073" calcext:value-type="float">
            <text:p>0.26525846254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0]+0.1" office:value-type="float" office:value="1.7" calcext:value-type="float">
            <text:p>1.7</text:p>
          </table:table-cell>
          <table:table-cell office:value-type="float" office:value="0.285070444492407" calcext:value-type="float">
            <text:p>0.285070444492407</text:p>
          </table:table-cell>
          <table:table-cell office:value-type="float" office:value="-0.746102831419285" calcext:value-type="float">
            <text:p>-0.746102831419285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office:value-type="float" office:value="-0.855211333477221" calcext:value-type="float">
            <text:p>-0.855211333477221</text:p>
          </table:table-cell>
          <table:table-cell office:value-type="float" office:value="-6.74264827942122" calcext:value-type="float">
            <text:p>-6.74264827942122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1]*0.08)*[.C41]" office:value-type="float" office:value="0.281837116449526" calcext:value-type="float">
            <text:p>0.2818371164495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1]+0.1" office:value-type="float" office:value="1.8" calcext:value-type="float">
            <text:p>1.8</text:p>
          </table:table-cell>
          <table:table-cell office:value-type="float" office:value="0.30252373701235" calcext:value-type="float">
            <text:p>0.30252373701235</text:p>
          </table:table-cell>
          <table:table-cell office:value-type="float" office:value="-0.847588659243957" calcext:value-type="float">
            <text:p>-0.847588659243957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office:value-type="float" office:value="-0.829031394697307" calcext:value-type="float">
            <text:p>-0.829031394697307</text:p>
          </table:table-cell>
          <table:table-cell office:value-type="float" office:value="-6.29706608608621" calcext:value-type="float">
            <text:p>-6.29706608608621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2]*0.08)*[.C42]" office:value-type="float" office:value="0.298415770358322" calcext:value-type="float">
            <text:p>0.298415770358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2]+0.1" office:value-type="float" office:value="1.9" calcext:value-type="float">
            <text:p>1.9</text:p>
          </table:table-cell>
          <table:table-cell office:value-type="float" office:value="0.319977029532294" calcext:value-type="float">
            <text:p>0.319977029532294</text:p>
          </table:table-cell>
          <table:table-cell office:value-type="float" office:value="-0.920523316838809" calcext:value-type="float">
            <text:p>-0.920523316838809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office:value-type="float" office:value="-0.805760338004049" calcext:value-type="float">
            <text:p>-0.805760338004049</text:p>
          </table:table-cell>
          <table:table-cell office:value-type="float" office:value="-5.87170174362245" calcext:value-type="float">
            <text:p>-5.87170174362245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3]*0.08)*[.C43]" office:value-type="float" office:value="0.314994424267118" calcext:value-type="float">
            <text:p>0.314994424267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table:formula="of:=[.C43]+0.1" office:value-type="float" office:value="2" calcext:value-type="float">
            <text:p>2</text:p>
          </table:table-cell>
          <table:table-cell office:value-type="float" office:value="0.337430322052237" calcext:value-type="float">
            <text:p>0.337430322052237</text:p>
          </table:table-cell>
          <table:table-cell office:value-type="float" office:value="-1.03703885153368" calcext:value-type="float">
            <text:p>-1.03703885153368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office:value-type="float" office:value="-0.782489281310791" calcext:value-type="float">
            <text:p>-0.782489281310791</text:p>
          </table:table-cell>
          <table:table-cell office:value-type="float" office:value="-5.4965370862486" calcext:value-type="float">
            <text:p>-5.4965370862486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  <table:table-cell table:number-columns-repeated="2" office:value-type="string" calcext:value-type="string">
            <text:p>--</text:p>
          </table:table-cell>
          <table:table-cell table:formula="of:=0.3/(2*3.14159*[.B44]*0.08)*[.C44]" office:value-type="float" office:value="0.331573078175913" calcext:value-type="float">
            <text:p>0.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4]*3" office:value-type="float" office:value="10.8" calcext:value-type="float">
            <text:p>1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  <table:table-cell table:formula="of:=0.3/(2*3.14159*[.B45]*0.08)*[.C45]" office:value-type="float" office:value="0" calcext:value-type="float">
            <text:p>0</text:p>
          </table:table-cell>
          <table:table-cell table:number-columns-repeated="2"/>
          <table:table-cell table:formula="of:=0.3/(2*3.14159*[.B45]*0.08)*[.C45]" office:value-type="float" office:value="0" calcext:value-type="float">
            <text:p>0</text:p>
          </table:table-cell>
          <table:table-cell table:number-columns-repeated="2"/>
          <table:table-cell table:formula="of:=0.3/(2*3.14159*[.B45]*0.08)*[.C45]" office:value-type="float" office:value="0" calcext:value-type="float">
            <text:p>0</text:p>
          </table:table-cell>
          <table:table-cell table:number-columns-repeated="2"/>
          <table:table-cell table:formula="of:=0.3/(2*3.14159*[.B45]*0.08)*[.C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5]*3" office:value-type="float" office:value="10.8" calcext:value-type="float">
            <text:p>10.8</text:p>
          </table:table-cell>
          <table:table-cell table:formula="of:=[.C45]+0.1" office:value-type="float" office:value="0.1" calcext:value-type="float">
            <text:p>0.1</text:p>
          </table:table-cell>
          <table:table-cell table:number-columns-repeated="2"/>
          <table:table-cell table:formula="of:=0.3/(2*3.14159*[.B46]*0.08)*[.C46]" office:value-type="float" office:value="0.00552621796959855" calcext:value-type="float">
            <text:p>0.00552621796959855</text:p>
          </table:table-cell>
          <table:table-cell table:number-columns-repeated="2"/>
          <table:table-cell table:formula="of:=0.3/(2*3.14159*[.B46]*0.08)*[.C46]" office:value-type="float" office:value="0.00552621796959855" calcext:value-type="float">
            <text:p>0.00552621796959855</text:p>
          </table:table-cell>
          <table:table-cell table:number-columns-repeated="2"/>
          <table:table-cell table:formula="of:=0.3/(2*3.14159*[.B46]*0.08)*[.C46]" office:value-type="float" office:value="0.00552621796959855" calcext:value-type="float">
            <text:p>0.00552621796959855</text:p>
          </table:table-cell>
          <table:table-cell table:number-columns-repeated="2"/>
          <table:table-cell table:formula="of:=0.3/(2*3.14159*[.B46]*0.08)*[.C46]" office:value-type="float" office:value="0.00552621796959855" calcext:value-type="float">
            <text:p>0.005526217969598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6]*3" office:value-type="float" office:value="10.8" calcext:value-type="float">
            <text:p>10.8</text:p>
          </table:table-cell>
          <table:table-cell table:formula="of:=[.C46]+0.1" office:value-type="float" office:value="0.2" calcext:value-type="float">
            <text:p>0.2</text:p>
          </table:table-cell>
          <table:table-cell table:number-columns-repeated="2"/>
          <table:table-cell table:formula="of:=0.3/(2*3.14159*[.B47]*0.08)*[.C47]" office:value-type="float" office:value="0.0110524359391971" calcext:value-type="float">
            <text:p>0.0110524359391971</text:p>
          </table:table-cell>
          <table:table-cell table:number-columns-repeated="2"/>
          <table:table-cell table:formula="of:=0.3/(2*3.14159*[.B47]*0.08)*[.C47]" office:value-type="float" office:value="0.0110524359391971" calcext:value-type="float">
            <text:p>0.0110524359391971</text:p>
          </table:table-cell>
          <table:table-cell table:number-columns-repeated="2"/>
          <table:table-cell table:formula="of:=0.3/(2*3.14159*[.B47]*0.08)*[.C47]" office:value-type="float" office:value="0.0110524359391971" calcext:value-type="float">
            <text:p>0.0110524359391971</text:p>
          </table:table-cell>
          <table:table-cell table:number-columns-repeated="2"/>
          <table:table-cell table:formula="of:=0.3/(2*3.14159*[.B47]*0.08)*[.C47]" office:value-type="float" office:value="0.0110524359391971" calcext:value-type="float">
            <text:p>0.01105243593919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]*3" office:value-type="float" office:value="10.8" calcext:value-type="float">
            <text:p>10.8</text:p>
          </table:table-cell>
          <table:table-cell table:formula="of:=[.C47]+0.1" office:value-type="float" office:value="0.3" calcext:value-type="float">
            <text:p>0.3</text:p>
          </table:table-cell>
          <table:table-cell table:number-columns-repeated="2"/>
          <table:table-cell table:formula="of:=0.3/(2*3.14159*[.B48]*0.08)*[.C48]" office:value-type="float" office:value="0.0165786539087957" calcext:value-type="float">
            <text:p>0.0165786539087957</text:p>
          </table:table-cell>
          <table:table-cell table:number-columns-repeated="2"/>
          <table:table-cell table:formula="of:=0.3/(2*3.14159*[.B48]*0.08)*[.C48]" office:value-type="float" office:value="0.0165786539087957" calcext:value-type="float">
            <text:p>0.0165786539087957</text:p>
          </table:table-cell>
          <table:table-cell table:number-columns-repeated="2"/>
          <table:table-cell table:formula="of:=0.3/(2*3.14159*[.B48]*0.08)*[.C48]" office:value-type="float" office:value="0.0165786539087957" calcext:value-type="float">
            <text:p>0.0165786539087957</text:p>
          </table:table-cell>
          <table:table-cell table:number-columns-repeated="2"/>
          <table:table-cell table:formula="of:=0.3/(2*3.14159*[.B48]*0.08)*[.C48]" office:value-type="float" office:value="0.0165786539087957" calcext:value-type="float">
            <text:p>0.016578653908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8]*3" office:value-type="float" office:value="10.8" calcext:value-type="float">
            <text:p>10.8</text:p>
          </table:table-cell>
          <table:table-cell table:formula="of:=[.C48]+0.1" office:value-type="float" office:value="0.4" calcext:value-type="float">
            <text:p>0.4</text:p>
          </table:table-cell>
          <table:table-cell table:number-columns-repeated="2"/>
          <table:table-cell table:formula="of:=0.3/(2*3.14159*[.B49]*0.08)*[.C49]" office:value-type="float" office:value="0.0221048718783942" calcext:value-type="float">
            <text:p>0.0221048718783942</text:p>
          </table:table-cell>
          <table:table-cell table:number-columns-repeated="2"/>
          <table:table-cell table:formula="of:=0.3/(2*3.14159*[.B49]*0.08)*[.C49]" office:value-type="float" office:value="0.0221048718783942" calcext:value-type="float">
            <text:p>0.0221048718783942</text:p>
          </table:table-cell>
          <table:table-cell table:number-columns-repeated="2"/>
          <table:table-cell table:formula="of:=0.3/(2*3.14159*[.B49]*0.08)*[.C49]" office:value-type="float" office:value="0.0221048718783942" calcext:value-type="float">
            <text:p>0.0221048718783942</text:p>
          </table:table-cell>
          <table:table-cell table:number-columns-repeated="2"/>
          <table:table-cell table:formula="of:=0.3/(2*3.14159*[.B49]*0.08)*[.C49]" office:value-type="float" office:value="0.0221048718783942" calcext:value-type="float">
            <text:p>0.02210487187839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9]*3" office:value-type="float" office:value="10.8" calcext:value-type="float">
            <text:p>10.8</text:p>
          </table:table-cell>
          <table:table-cell table:formula="of:=[.C49]+0.1" office:value-type="float" office:value="0.5" calcext:value-type="float">
            <text:p>0.5</text:p>
          </table:table-cell>
          <table:table-cell table:number-columns-repeated="2"/>
          <table:table-cell table:formula="of:=0.3/(2*3.14159*[.B50]*0.08)*[.C50]" office:value-type="float" office:value="0.0276310898479927" calcext:value-type="float">
            <text:p>0.0276310898479927</text:p>
          </table:table-cell>
          <table:table-cell table:number-columns-repeated="2"/>
          <table:table-cell table:formula="of:=0.3/(2*3.14159*[.B50]*0.08)*[.C50]" office:value-type="float" office:value="0.0276310898479927" calcext:value-type="float">
            <text:p>0.0276310898479927</text:p>
          </table:table-cell>
          <table:table-cell table:number-columns-repeated="2"/>
          <table:table-cell table:formula="of:=0.3/(2*3.14159*[.B50]*0.08)*[.C50]" office:value-type="float" office:value="0.0276310898479927" calcext:value-type="float">
            <text:p>0.0276310898479927</text:p>
          </table:table-cell>
          <table:table-cell table:number-columns-repeated="2"/>
          <table:table-cell table:formula="of:=0.3/(2*3.14159*[.B50]*0.08)*[.C50]" office:value-type="float" office:value="0.0276310898479927" calcext:value-type="float">
            <text:p>0.02763108984799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0]*3" office:value-type="float" office:value="10.8" calcext:value-type="float">
            <text:p>10.8</text:p>
          </table:table-cell>
          <table:table-cell table:formula="of:=[.C50]+0.1" office:value-type="float" office:value="0.6" calcext:value-type="float">
            <text:p>0.6</text:p>
          </table:table-cell>
          <table:table-cell table:number-columns-repeated="2"/>
          <table:table-cell table:formula="of:=0.3/(2*3.14159*[.B51]*0.08)*[.C51]" office:value-type="float" office:value="0.0331573078175913" calcext:value-type="float">
            <text:p>0.0331573078175913</text:p>
          </table:table-cell>
          <table:table-cell table:number-columns-repeated="2"/>
          <table:table-cell table:formula="of:=0.3/(2*3.14159*[.B51]*0.08)*[.C51]" office:value-type="float" office:value="0.0331573078175913" calcext:value-type="float">
            <text:p>0.0331573078175913</text:p>
          </table:table-cell>
          <table:table-cell table:number-columns-repeated="2"/>
          <table:table-cell table:formula="of:=0.3/(2*3.14159*[.B51]*0.08)*[.C51]" office:value-type="float" office:value="0.0331573078175913" calcext:value-type="float">
            <text:p>0.0331573078175913</text:p>
          </table:table-cell>
          <table:table-cell table:number-columns-repeated="2"/>
          <table:table-cell table:formula="of:=0.3/(2*3.14159*[.B51]*0.08)*[.C51]" office:value-type="float" office:value="0.0331573078175913" calcext:value-type="float">
            <text:p>0.0331573078175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]*3" office:value-type="float" office:value="10.8" calcext:value-type="float">
            <text:p>10.8</text:p>
          </table:table-cell>
          <table:table-cell table:formula="of:=[.C51]+0.1" office:value-type="float" office:value="0.7" calcext:value-type="float">
            <text:p>0.7</text:p>
          </table:table-cell>
          <table:table-cell table:number-columns-repeated="2"/>
          <table:table-cell table:formula="of:=0.3/(2*3.14159*[.B52]*0.08)*[.C52]" office:value-type="float" office:value="0.0386835257871898" calcext:value-type="float">
            <text:p>0.0386835257871898</text:p>
          </table:table-cell>
          <table:table-cell table:number-columns-repeated="2"/>
          <table:table-cell table:formula="of:=0.3/(2*3.14159*[.B52]*0.08)*[.C52]" office:value-type="float" office:value="0.0386835257871898" calcext:value-type="float">
            <text:p>0.0386835257871898</text:p>
          </table:table-cell>
          <table:table-cell table:number-columns-repeated="2"/>
          <table:table-cell table:formula="of:=0.3/(2*3.14159*[.B52]*0.08)*[.C52]" office:value-type="float" office:value="0.0386835257871898" calcext:value-type="float">
            <text:p>0.0386835257871898</text:p>
          </table:table-cell>
          <table:table-cell table:number-columns-repeated="2"/>
          <table:table-cell table:formula="of:=0.3/(2*3.14159*[.B52]*0.08)*[.C52]" office:value-type="float" office:value="0.0386835257871898" calcext:value-type="float">
            <text:p>0.03868352578718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]*3" office:value-type="float" office:value="10.8" calcext:value-type="float">
            <text:p>10.8</text:p>
          </table:table-cell>
          <table:table-cell table:formula="of:=[.C52]+0.1" office:value-type="float" office:value="0.8" calcext:value-type="float">
            <text:p>0.8</text:p>
          </table:table-cell>
          <table:table-cell table:number-columns-repeated="2"/>
          <table:table-cell table:formula="of:=0.3/(2*3.14159*[.B53]*0.08)*[.C53]" office:value-type="float" office:value="0.0442097437567884" calcext:value-type="float">
            <text:p>0.0442097437567884</text:p>
          </table:table-cell>
          <table:table-cell table:number-columns-repeated="2"/>
          <table:table-cell table:formula="of:=0.3/(2*3.14159*[.B53]*0.08)*[.C53]" office:value-type="float" office:value="0.0442097437567884" calcext:value-type="float">
            <text:p>0.0442097437567884</text:p>
          </table:table-cell>
          <table:table-cell table:number-columns-repeated="2"/>
          <table:table-cell table:formula="of:=0.3/(2*3.14159*[.B53]*0.08)*[.C53]" office:value-type="float" office:value="0.0442097437567884" calcext:value-type="float">
            <text:p>0.0442097437567884</text:p>
          </table:table-cell>
          <table:table-cell table:number-columns-repeated="2"/>
          <table:table-cell table:formula="of:=0.3/(2*3.14159*[.B53]*0.08)*[.C53]" office:value-type="float" office:value="0.0442097437567884" calcext:value-type="float">
            <text:p>0.04420974375678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]*3" office:value-type="float" office:value="10.8" calcext:value-type="float">
            <text:p>10.8</text:p>
          </table:table-cell>
          <table:table-cell table:formula="of:=[.C53]+0.1" office:value-type="float" office:value="0.9" calcext:value-type="float">
            <text:p>0.9</text:p>
          </table:table-cell>
          <table:table-cell table:number-columns-repeated="2"/>
          <table:table-cell table:formula="of:=0.3/(2*3.14159*[.B54]*0.08)*[.C54]" office:value-type="float" office:value="0.0497359617263869" calcext:value-type="float">
            <text:p>0.0497359617263869</text:p>
          </table:table-cell>
          <table:table-cell table:number-columns-repeated="2"/>
          <table:table-cell table:formula="of:=0.3/(2*3.14159*[.B54]*0.08)*[.C54]" office:value-type="float" office:value="0.0497359617263869" calcext:value-type="float">
            <text:p>0.0497359617263869</text:p>
          </table:table-cell>
          <table:table-cell table:number-columns-repeated="2"/>
          <table:table-cell table:formula="of:=0.3/(2*3.14159*[.B54]*0.08)*[.C54]" office:value-type="float" office:value="0.0497359617263869" calcext:value-type="float">
            <text:p>0.0497359617263869</text:p>
          </table:table-cell>
          <table:table-cell table:number-columns-repeated="2"/>
          <table:table-cell table:formula="of:=0.3/(2*3.14159*[.B54]*0.08)*[.C54]" office:value-type="float" office:value="0.0497359617263869" calcext:value-type="float">
            <text:p>0.04973596172638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4]*3" office:value-type="float" office:value="10.8" calcext:value-type="float">
            <text:p>10.8</text:p>
          </table:table-cell>
          <table:table-cell table:formula="of:=[.C54]+0.1" office:value-type="float" office:value="1" calcext:value-type="float">
            <text:p>1</text:p>
          </table:table-cell>
          <table:table-cell table:number-columns-repeated="2"/>
          <table:table-cell table:formula="of:=0.3/(2*3.14159*[.B55]*0.08)*[.C55]" office:value-type="float" office:value="0.0552621796959855" calcext:value-type="float">
            <text:p>0.0552621796959855</text:p>
          </table:table-cell>
          <table:table-cell table:number-columns-repeated="2"/>
          <table:table-cell table:formula="of:=0.3/(2*3.14159*[.B55]*0.08)*[.C55]" office:value-type="float" office:value="0.0552621796959855" calcext:value-type="float">
            <text:p>0.0552621796959855</text:p>
          </table:table-cell>
          <table:table-cell table:number-columns-repeated="2"/>
          <table:table-cell table:formula="of:=0.3/(2*3.14159*[.B55]*0.08)*[.C55]" office:value-type="float" office:value="0.0552621796959855" calcext:value-type="float">
            <text:p>0.0552621796959855</text:p>
          </table:table-cell>
          <table:table-cell table:number-columns-repeated="2"/>
          <table:table-cell table:formula="of:=0.3/(2*3.14159*[.B55]*0.08)*[.C55]" office:value-type="float" office:value="0.0552621796959855" calcext:value-type="float">
            <text:p>0.05526217969598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5]*3" office:value-type="float" office:value="10.8" calcext:value-type="float">
            <text:p>10.8</text:p>
          </table:table-cell>
          <table:table-cell table:formula="of:=[.C55]+0.1" office:value-type="float" office:value="1.1" calcext:value-type="float">
            <text:p>1.1</text:p>
          </table:table-cell>
          <table:table-cell table:number-columns-repeated="2"/>
          <table:table-cell table:formula="of:=0.3/(2*3.14159*[.B56]*0.08)*[.C56]" office:value-type="float" office:value="0.060788397665584" calcext:value-type="float">
            <text:p>0.060788397665584</text:p>
          </table:table-cell>
          <table:table-cell table:number-columns-repeated="2"/>
          <table:table-cell table:formula="of:=0.3/(2*3.14159*[.B56]*0.08)*[.C56]" office:value-type="float" office:value="0.060788397665584" calcext:value-type="float">
            <text:p>0.060788397665584</text:p>
          </table:table-cell>
          <table:table-cell table:number-columns-repeated="2"/>
          <table:table-cell table:formula="of:=0.3/(2*3.14159*[.B56]*0.08)*[.C56]" office:value-type="float" office:value="0.060788397665584" calcext:value-type="float">
            <text:p>0.060788397665584</text:p>
          </table:table-cell>
          <table:table-cell table:number-columns-repeated="2"/>
          <table:table-cell table:formula="of:=0.3/(2*3.14159*[.B56]*0.08)*[.C56]" office:value-type="float" office:value="0.060788397665584" calcext:value-type="float">
            <text:p>0.0607883976655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6]*3" office:value-type="float" office:value="10.8" calcext:value-type="float">
            <text:p>10.8</text:p>
          </table:table-cell>
          <table:table-cell table:formula="of:=[.C56]+0.1" office:value-type="float" office:value="1.2" calcext:value-type="float">
            <text:p>1.2</text:p>
          </table:table-cell>
          <table:table-cell table:number-columns-repeated="2"/>
          <table:table-cell table:formula="of:=0.3/(2*3.14159*[.B57]*0.08)*[.C57]" office:value-type="float" office:value="0.0663146156351826" calcext:value-type="float">
            <text:p>0.0663146156351826</text:p>
          </table:table-cell>
          <table:table-cell table:number-columns-repeated="2"/>
          <table:table-cell table:formula="of:=0.3/(2*3.14159*[.B57]*0.08)*[.C57]" office:value-type="float" office:value="0.0663146156351826" calcext:value-type="float">
            <text:p>0.0663146156351826</text:p>
          </table:table-cell>
          <table:table-cell table:number-columns-repeated="2"/>
          <table:table-cell table:formula="of:=0.3/(2*3.14159*[.B57]*0.08)*[.C57]" office:value-type="float" office:value="0.0663146156351826" calcext:value-type="float">
            <text:p>0.0663146156351826</text:p>
          </table:table-cell>
          <table:table-cell table:number-columns-repeated="2"/>
          <table:table-cell table:formula="of:=0.3/(2*3.14159*[.B57]*0.08)*[.C57]" office:value-type="float" office:value="0.0663146156351826" calcext:value-type="float">
            <text:p>0.0663146156351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7]*3" office:value-type="float" office:value="10.8" calcext:value-type="float">
            <text:p>10.8</text:p>
          </table:table-cell>
          <table:table-cell table:formula="of:=[.C57]+0.1" office:value-type="float" office:value="1.3" calcext:value-type="float">
            <text:p>1.3</text:p>
          </table:table-cell>
          <table:table-cell table:number-columns-repeated="2"/>
          <table:table-cell table:formula="of:=0.3/(2*3.14159*[.B58]*0.08)*[.C58]" office:value-type="float" office:value="0.0718408336047812" calcext:value-type="float">
            <text:p>0.0718408336047812</text:p>
          </table:table-cell>
          <table:table-cell table:number-columns-repeated="2"/>
          <table:table-cell table:formula="of:=0.3/(2*3.14159*[.B58]*0.08)*[.C58]" office:value-type="float" office:value="0.0718408336047812" calcext:value-type="float">
            <text:p>0.0718408336047812</text:p>
          </table:table-cell>
          <table:table-cell table:number-columns-repeated="2"/>
          <table:table-cell table:formula="of:=0.3/(2*3.14159*[.B58]*0.08)*[.C58]" office:value-type="float" office:value="0.0718408336047812" calcext:value-type="float">
            <text:p>0.0718408336047812</text:p>
          </table:table-cell>
          <table:table-cell table:number-columns-repeated="2"/>
          <table:table-cell table:formula="of:=0.3/(2*3.14159*[.B58]*0.08)*[.C58]" office:value-type="float" office:value="0.0718408336047812" calcext:value-type="float">
            <text:p>0.07184083360478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8]*3" office:value-type="float" office:value="10.8" calcext:value-type="float">
            <text:p>10.8</text:p>
          </table:table-cell>
          <table:table-cell table:formula="of:=[.C58]+0.1" office:value-type="float" office:value="1.4" calcext:value-type="float">
            <text:p>1.4</text:p>
          </table:table-cell>
          <table:table-cell table:number-columns-repeated="2"/>
          <table:table-cell table:formula="of:=0.3/(2*3.14159*[.B59]*0.08)*[.C59]" office:value-type="float" office:value="0.0773670515743797" calcext:value-type="float">
            <text:p>0.0773670515743797</text:p>
          </table:table-cell>
          <table:table-cell table:number-columns-repeated="2"/>
          <table:table-cell table:formula="of:=0.3/(2*3.14159*[.B59]*0.08)*[.C59]" office:value-type="float" office:value="0.0773670515743797" calcext:value-type="float">
            <text:p>0.0773670515743797</text:p>
          </table:table-cell>
          <table:table-cell table:number-columns-repeated="2"/>
          <table:table-cell table:formula="of:=0.3/(2*3.14159*[.B59]*0.08)*[.C59]" office:value-type="float" office:value="0.0773670515743797" calcext:value-type="float">
            <text:p>0.0773670515743797</text:p>
          </table:table-cell>
          <table:table-cell table:number-columns-repeated="2"/>
          <table:table-cell table:formula="of:=0.3/(2*3.14159*[.B59]*0.08)*[.C59]" office:value-type="float" office:value="0.0773670515743797" calcext:value-type="float">
            <text:p>0.0773670515743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4-09T14:34:06.602952851</meta:creation-date>
    <dc:date>2026-04-10T10:56:20.732488370</dc:date>
    <meta:editing-duration>PT17H38M</meta:editing-duration>
    <meta:editing-cycles>77</meta:editing-cycles>
    <meta:generator>LibreOffice/7.3.7.2$Linux_X86_64 LibreOffice_project/30$Build-2</meta:generator>
    <meta:document-statistic meta:table-count="1" meta:cell-count="683" meta:object-count="0"/>
  </office:meta>
</office:document-meta>
</file>